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svg:stroke-width="0.076cm" svg:stroke-color="#000000" draw:marker-start-width="0.314cm" draw:marker-end-width="0.314cm" draw:fill="solid" draw:fill-color="#ffff99" draw:textarea-horizontal-align="justify" draw:textarea-vertical-align="middle" draw:auto-grow-height="false" fo:padding-top="0.163cm" fo:padding-bottom="0.163cm" fo:padding-left="0.288cm" fo:padding-right="0.28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109cm" svg:y1="3.744cm" svg:x2="4.92cm" svg:y2="3.744cm">
          <text:p text:style-name="P3"><text:span text:style-name="T1"/></text:p>
        </draw:line>
        <draw:frame draw:style-name="gr2" draw:text-style-name="P2" draw:layer="layout" svg:width="2.06cm" svg:height="0.962cm" svg:x="1.14cm" svg:y="2.738cm">
          <draw:text-box>
            <text:p><text:span text:style-name="T1">Input</text:span></text:p>
          </draw:text-box>
        </draw:frame>
        <draw:line draw:style-name="gr1" draw:text-style-name="P1" draw:layer="layout" svg:x1="10.26cm" svg:y1="3.866cm" svg:x2="15.071cm" svg:y2="3.866cm">
          <text:p/>
        </draw:line>
        <draw:frame draw:style-name="gr3" draw:text-style-name="P2" draw:layer="layout" svg:width="4.68cm" svg:height="1cm" svg:x="10.181cm" svg:y="2.8cm">
          <draw:text-box>
            <text:p><text:span text:style-name="T1">Output / Input</text:span></text:p>
          </draw:text-box>
        </draw:frame>
        <draw:line draw:style-name="gr1" draw:text-style-name="P1" draw:layer="layout" svg:x1="20.36cm" svg:y1="3.916cm" svg:x2="25.171cm" svg:y2="3.916cm">
          <text:p/>
        </draw:line>
        <draw:frame draw:style-name="gr3" draw:text-style-name="P2" draw:layer="layout" svg:width="4.68cm" svg:height="1cm" svg:x="20.281cm" svg:y="2.85cm">
          <draw:text-box>
            <text:p><text:span text:style-name="T1">Output / Input</text:span></text:p>
          </draw:text-box>
        </draw:frame>
        <draw:line draw:style-name="gr1" draw:text-style-name="P1" draw:layer="layout" svg:x1="30.56cm" svg:y1="3.816cm" svg:x2="35.371cm" svg:y2="3.816cm">
          <text:p/>
        </draw:line>
        <draw:frame draw:style-name="gr3" draw:text-style-name="P2" draw:layer="layout" svg:width="2.589cm" svg:height="1cm" svg:x="31.181cm" svg:y="2.75cm">
          <draw:text-box>
            <text:p><text:span text:style-name="T1">Output</text:span></text:p>
          </draw:text-box>
        </draw:frame>
        <draw:custom-shape draw:style-name="gr4" draw:text-style-name="P4" draw:layer="layout" svg:width="5.3cm" svg:height="3.9cm" svg:x="5cm" svg:y="1.8cm">
          <text:p text:style-name="P3"><text:span text:style-name="T2">WPS </text:span></text:p>
          <text:p text:style-name="P3"><text:span text:style-name="T2">Process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cm" svg:height="3.9cm" svg:x="15.1cm" svg:y="1.8cm">
          <text:p text:style-name="P3"><text:span text:style-name="T2">WPS </text:span></text:p>
          <text:p text:style-name="P3"><text:span text:style-name="T2">Process B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3cm" svg:height="3.9cm" svg:x="25.3cm" svg:y="1.8cm">
          <text:p text:style-name="P3"><text:span text:style-name="T2">WPS </text:span></text:p>
          <text:p text:style-name="P3"><text:span text:style-name="T2">Process 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ll-image-width="0cm" draw:fill-image-height="0cm" draw:textarea-vertical-align="bottom" fo:padding-top="2.54cm" fo:padding-bottom="2.54cm" fo:padding-left="2.54cm" fo:padding-right="2.54cm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9-15T12:02:27.497449958</meta:creation-date>
    <dc:date>2016-09-19T14:30:38.729650598</dc:date>
    <meta:editing-duration>PT42M1S</meta:editing-duration>
    <meta:editing-cycles>9</meta:editing-cycles>
    <meta:generator>LibreOffice/4.2.8.2$Linux_X86_64 LibreOffice_project/420m0$Build-2</meta:generator>
    <meta:document-statistic meta:object-count="11"/>
  </office:meta>
</office:document-meta>
</file>